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paragraph-properties fo:text-align="justify" style:justify-single-word="false"/>
      <style:text-properties style:text-underline-style="none"/>
    </style:style>
    <style:style style:name="P9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2"/>
    <style:style style:name="P13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PI Markdown Documentation Guidelines</text:p>
      <text:p text:style-name="P10"/>
      <text:p text:style-name="Standard"/>
      <text:p text:style-name="Standard"><text:span text:style-name="T4">Saving Guidelines</text:span><text:span text:style-name="T3"><text:tab/></text:span><text:tab/><text:tab/><text:tab/><text:tab/><text:tab/><text:tab/><text:tab/><text:tab/><text:tab/><text:tab/><text:tab/><text:tab/><text:tab/></text:p>
      <text:p text:style-name="P8"><text:tab/>ALL MARKDOWN FILES TO WORK WITH JEKYLL MUST BE NAMED AS FOLLOWS:</text:p>
      <text:p text:style-name="P2"><text:span text:style-name="Source_20_Text"><text:span text:style-name="T2">YEAR-MONTH-DAY-title.MARKUP</text:span></text:span></text:p>
      <text:p text:style-name="P7"><text:tab/>To simplify things, all files will be in the same directories so they will be named as such:</text:p>
      <text:p text:style-name="P7">2013-05-28-title.md</text:p>
      <text:p text:style-name="P7"/>
      <text:p text:style-name="P13">YAML MetaData</text:p>
      <text:p text:style-name="P5"/>
      <text:p text:style-name="P7">Start of every document has a section in between 3 dashes at the top that contains attributes like:</text:p>
      <text:p text:style-name="P1">---<text:line-break/>id: where the markdown page will be stored in the general application directory</text:p>
      <text:p text:style-name="P1">title: self-explanatory</text:p>
      <text:p text:style-name="P1">layout: title of the .html file that this page will correspond to</text:p>
      <text:p text:style-name="P1">(maybe a pointer to next page?) next:</text:p>
      <text:p text:style-name="P1">(classes will be YAML formatted as a list) classes:</text:p>
      <text:list xml:id="list1871941316" text:style-name="L3">
        <text:list-item>
          <text:p text:style-name="P4">class_name1</text:p>
        </text:list-item>
      </text:list>
      <text:list xml:id="list2151587599" text:style-name="L2">
        <text:list-item>
          <text:p text:style-name="P12"><text:span text:style-name="T1">class_name2<text:tab/><text:tab/><text:tab/><text:tab/><text:tab/><text:tab/><text:tab/><text:tab/><text:tab/><text:tab/><text:tab/> <text:s text:c="6"/></text:span></text:p>
        </text:list-item>
      </text:list>
      <text:p text:style-name="Standard"><text:span text:style-name="T1">---</text:span></text:p>
      <text:p text:style-name="Standard"/>
      <text:p text:style-name="P13">Matching the Meta Data with the Class Names</text:p>
      <text:p text:style-name="P5"/>
      <text:p text:style-name="Standard"><text:span text:style-name="T4">Class names</text:span><text:span text:style-name="T3"> </text:span>(files that end in .rb from resources folder of the API)</text:p>
      <text:p text:style-name="Standard"/>
      <text:p text:style-name="P13">Methods/Attributes</text:p>
      <text:p text:style-name="Standard">All method/attribute names will be<text:span text:style-name="T1"> ### </text:span>equivalent to h3 in size</text:p>
      <text:p text:style-name="Standard"/>
      <text:p text:style-name="Standard">Methods – return type – method name</text:p>
      <text:p text:style-name="Standard">vs.</text:p>
      <text:p text:style-name="Standard">Attributes – type of data type – attribute name</text:p>
      <text:p text:style-name="Standard"/>
      <text:p text:style-name="Standard"><text:tab/>actually probably going to make a custom markdown tag, </text:p>
      <text:p text:style-name="Standard"/>
      <text:p text:style-name="Standard"/>
      <text:p text:style-name="Standard">METHODS double <text:span text:style-name="T1">## </text:span><text:s/>there will exist separation borders in between each section of a method/attribute... how?</text:p>
      <text:p text:style-name="Standard"/>
      <text:p text:style-name="Standard">ATTRIBUTES double <text:span text:style-name="T1">##</text:span></text:p>
      <text:p text:style-name="Standard"/>
      <text:p text:style-name="Standard"/>
      <text:p text:style-name="Standard">LINKS? The posts.url stuff a href</text:p>
      <text:p text:style-name="Standard"/>
      <text:p text:style-name="Standard">any just images.... url in markdown standard</text:p>
      <text:p text:style-name="P5"><text:soft-page-break/></text:p>
      <text:p text:style-name="P13">Ruby Code Excerpts </text:p>
      <text:p text:style-name="P5"/>
      <text:p text:style-name="P7">All code excerpts in markdown will be put in between selective ruby comments as shown below</text:p>
      <text:p text:style-name="P1">{% highlight ruby %}</text:p>
      <text:p text:style-name="P1">RUBY HERE</text:p>
      <text:p text:style-name="P1">{% endhighlight %}</text:p>
      <text:p text:style-name="P1"/>
      <text:p text:style-name="Standard"/>
      <text:p text:style-name="Standard"/>
      <text:p text:style-name="Standard"/>
      <text:p text:style-name="Standard"/>
      <text:p text:style-name="Standard">CUSTOM TAGS???: </text:p>
      <text:p text:style-name="Standard">IN LIQUID WHICH WORKS IN CONJUNCTION WITH JEKYLL:</text:p>
      <text:p text:style-name="Standard"/>
      <text:p text:style-name="Standard"/>
      <text:p text:style-name="Standard"/>
      <text:p text:style-name="Standard">WHAT ABOUT CLASSES....</text:p>
      <text:p text:style-name="Standard"><text:tab/>so classes will be the appearing drop down menu under sections of the API, and then the attributes/methods will be there on the main page while nav bar is still to the left</text:p>
      <text:p text:style-name="Standard"/>
      <text:p text:style-name="Standard"/>
      <text:p text:style-name="Standard"/>
      <text:p text:style-name="Standard">--- </text:p>
      <text:p text:style-name="Standard">categories: "jekyll update"</text:p>
      <text:p text:style-name="Standard">classes: </text:p>
      <text:p text:style-name="Standard"><text:s text:c="2"/>- </text:p>
      <text:p text:style-name="Standard"><text:s text:c="4"/>methods: </text:p>
      <text:p text:style-name="Standard"><text:s text:c="6"/>- </text:p>
      <text:p text:style-name="Standard"><text:s text:c="8"/>methodname: method1</text:p>
      <text:p text:style-name="Standard"><text:s text:c="8"/>parameters: </text:p>
      <text:p text:style-name="Standard"><text:s text:c="10"/>- onething</text:p>
      <text:p text:style-name="Standard"><text:s text:c="4"/>name: Android</text:p>
      <text:p text:style-name="Standard"><text:s text:c="2"/>- </text:p>
      <text:p text:style-name="Standard"><text:s text:c="4"/>methods: </text:p>
      <text:p text:style-name="Standard"><text:s text:c="6"/>- method1</text:p>
      <text:p text:style-name="Standard"><text:s text:c="4"/>name: IOS</text:p>
      <text:p text:style-name="Standard">layout: post</text:p>
      <text:p text:style-name="Standard">title: Consumer</text:p>
      <text:p text:style-name="Standard"/>
      <text:p text:style-name="Standard">SUBLISTS ARE MADE LIKE THIS... SO JUST TELL ME WHAT KIND OF HIERARCHY YOU WANT AND I'LL PUT IT IN THE GUIDELINES</text:p>
      <text:p text:style-name="Standard"/>
      <text:p text:style-name="Standard"/>
      <text:p text:style-name="Standard">meta data or custom tags? And how to have custom highlights on custom tag</text:p>
      <text:p text:style-name="P11">LIQUID TAGS</text:p>
      <text:p text:style-name="Standard"/>
      <text:p text:style-name="Standard"/>
      <text:p text:style-name="P6"><text:soft-page-break/>TAGS</text:p>
      <text:p text:style-name="Standard">- INPUTS → input1, description 1:input2,description 2: input3, description 3 <text:s text:c="2"/>TURNS IT INTO A TABLE</text:p>
      <text:p text:style-name="Standard">- CLASS</text:p>
      <text:p text:style-name="Standard"/>
      <text:p text:style-name="P6">BLOCKS</text:p>
      <text:list xml:id="list1754335788" text:style-name="L4">
        <text:list-item>
          <text:p text:style-name="P9">COMMENT <text:s/>→ PUT AROUND BLOCKS OF LINES THAT START WITH #. just makes it not show up</text:p>
        </text:list-item>
        <text:list-item>
          <text:p text:style-name="P9">HIGHLIGHT → {% highlight ruby %} to make code excerpts stand out, end with </text:p>
          <text:p text:style-name="P9">{% endhighlight %}</text:p>
        </text:list-item>
        <text:list-item>
          <text:p text:style-name="P9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15:52:22</meta:creation-date>
    <dc:date>2013-06-24T17:47:54</dc:date>
    <meta:editing-duration>P24DT5H9M32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3" meta:paragraph-count="63" meta:word-count="391" meta:character-count="2355" meta:non-whitespace-character-count="1922"/>
  </office:meta>
</office:document-meta>
</file>